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4000002858293CF27.png" manifest:media-type="image/png"/>
  <manifest:file-entry manifest:full-path="Pictures/1000020100000327000002773DE84EA7.png" manifest:media-type="image/png"/>
  <manifest:file-entry manifest:full-path="Pictures/1000020100000374000001D18608F7DC.png" manifest:media-type="image/png"/>
  <manifest:file-entry manifest:full-path="Pictures/10000201000002E90000026490B479E9.png" manifest:media-type="image/png"/>
  <manifest:file-entry manifest:full-path="Pictures/10000201000003140000027E5DCA0077.png" manifest:media-type="image/png"/>
  <manifest:file-entry manifest:full-path="Pictures/1000020100000294000002A239C2FBBA.png" manifest:media-type="image/png"/>
  <manifest:file-entry manifest:full-path="Pictures/10000201000002BE000003358527DB32.png" manifest:media-type="image/png"/>
  <manifest:file-entry manifest:full-path="Pictures/10000201000002CD000003402B62E436.png" manifest:media-type="image/png"/>
  <manifest:file-entry manifest:full-path="Pictures/10000201000004FE00000307B22453A0.png" manifest:media-type="image/png"/>
  <manifest:file-entry manifest:full-path="Pictures/10000201000006400000023F22FB41BF.png" manifest:media-type="image/png"/>
  <manifest:file-entry manifest:full-path="Pictures/1000020100000633000001F85DBC344A.png" manifest:media-type="image/png"/>
  <manifest:file-entry manifest:full-path="Pictures/10000201000006400000023D4CE1542B.png" manifest:media-type="image/png"/>
  <manifest:file-entry manifest:full-path="Pictures/100002010000061F000002234414B6E0.png" manifest:media-type="image/png"/>
  <manifest:file-entry manifest:full-path="Pictures/10000201000003C10000032FB1C1FCAA.png" manifest:media-type="image/png"/>
  <manifest:file-entry manifest:full-path="Pictures/100002010000062900000292B5A2EF18.png" manifest:media-type="image/png"/>
  <manifest:file-entry manifest:full-path="Pictures/1000020100000240000002353E580F68.png" manifest:media-type="image/png"/>
  <manifest:file-entry manifest:full-path="Pictures/1000020100000616000001E8182EF414.png" manifest:media-type="image/png"/>
  <manifest:file-entry manifest:full-path="Pictures/100002010000042D0000032D0E0C7D8E.png" manifest:media-type="image/png"/>
  <manifest:file-entry manifest:full-path="Pictures/100002010000064000000384C702E704.png" manifest:media-type="image/png"/>
  <manifest:file-entry manifest:full-path="Pictures/10000201000003110000032DB852DA1A.png" manifest:media-type="image/png"/>
  <manifest:file-entry manifest:full-path="Pictures/1000020100000632000001F432605F48.png" manifest:media-type="image/png"/>
  <manifest:file-entry manifest:full-path="Pictures/10000201000002780000033C74FD30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6pt" officeooo:rsid="0012363f" officeooo:paragraph-rsid="0012363f" style:font-size-asian="5.25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1.039in" svg:y="-0.7874in" svg:width="3.0634in" svg:height="4.9075in" draw:z-index="0"><draw:image xlink:href="Pictures/10000201000002780000033C74FD3011.png" xlink:type="simple" xlink:show="embed" xlink:actuate="onLoad"/></draw:frame><draw:frame draw:style-name="fr1" draw:name="Image2" text:anchor-type="paragraph" svg:x="2.0807in" svg:y="-0.7874in" svg:width="2.6118in" svg:height="2.6516in" draw:z-index="1"><draw:image xlink:href="Pictures/10000201000003110000032DB852DA1A.png" xlink:type="simple" xlink:show="embed" xlink:actuate="onLoad"/></draw:frame><draw:frame draw:style-name="fr1" draw:name="Image3" text:anchor-type="paragraph" svg:x="4.5543in" svg:y="-0.7874in" svg:width="1.6173in" svg:height="1.0055in" draw:z-index="2"><draw:image xlink:href="Pictures/100002010000064000000384C702E704.png" xlink:type="simple" xlink:show="embed" xlink:actuate="onLoad"/></draw:frame><draw:frame draw:style-name="fr1" draw:name="Image4" text:anchor-type="paragraph" svg:x="6.1709in" svg:y="-0.7874in" svg:width="1.2299in" svg:height="1.1827in" draw:z-index="3"><draw:image xlink:href="Pictures/100002010000042D0000032D0E0C7D8E.png" xlink:type="simple" xlink:show="embed" xlink:actuate="onLoad"/></draw:frame><draw:frame draw:style-name="fr1" draw:name="Image5" text:anchor-type="paragraph" svg:x="2.1583in" svg:y="1.7799in" svg:width="2.3756in" svg:height="1.0161in" draw:z-index="4"><draw:image xlink:href="Pictures/100002010000062900000292B5A2EF18.png" xlink:type="simple" xlink:show="embed" xlink:actuate="onLoad"/></draw:frame><draw:frame draw:style-name="fr1" draw:name="Image6" text:anchor-type="paragraph" svg:x="4.5543in" svg:y="0.161in" svg:width="1.6591in" svg:height="1.3028in" draw:z-index="5"><draw:image xlink:href="Pictures/10000201000003C10000032FB1C1FCAA.png" xlink:type="simple" xlink:show="embed" xlink:actuate="onLoad"/></draw:frame><draw:frame draw:style-name="fr1" draw:name="Image7" text:anchor-type="paragraph" svg:x="4.5335in" svg:y="1.4634in" svg:width="2.1508in" svg:height="0.7043in" draw:z-index="6"><draw:image xlink:href="Pictures/10000201000006400000023D4CE1542B.png" xlink:type="simple" xlink:show="embed" xlink:actuate="onLoad"/></draw:frame><draw:frame draw:style-name="fr1" draw:name="Image8" text:anchor-type="paragraph" svg:x="4.5335in" svg:y="2.1665in" svg:width="2.1244in" svg:height="0.6689in" draw:z-index="7"><draw:image xlink:href="Pictures/1000020100000616000001E8182EF414.png" xlink:type="simple" xlink:show="embed" xlink:actuate="onLoad"/></draw:frame><draw:frame draw:style-name="fr1" draw:name="Image9" text:anchor-type="paragraph" svg:x="4.5335in" svg:y="2.8346in" svg:width="2.211in" svg:height="0.7043in" draw:z-index="8"><draw:image xlink:href="Pictures/1000020100000632000001F432605F48.png" xlink:type="simple" xlink:show="embed" xlink:actuate="onLoad"/></draw:frame><draw:frame draw:style-name="fr1" draw:name="Image10" text:anchor-type="paragraph" svg:x="2.1583in" svg:y="2.7953in" svg:width="2.1382in" svg:height="0.761in" draw:z-index="9"><draw:image xlink:href="Pictures/1000020100000633000001F85DBC344A.png" xlink:type="simple" xlink:show="embed" xlink:actuate="onLoad"/></draw:frame><draw:frame draw:style-name="fr1" draw:name="Image11" text:anchor-type="paragraph" svg:x="2.2752in" svg:y="3.5555in" svg:width="2.2283in" svg:height="0.6339in" draw:z-index="10"><draw:image xlink:href="Pictures/10000201000006400000023F22FB41BF.png" xlink:type="simple" xlink:show="embed" xlink:actuate="onLoad"/></draw:frame><draw:frame draw:style-name="fr1" draw:name="Image12" text:anchor-type="paragraph" svg:x="4.4638in" svg:y="3.5382in" svg:width="2.3244in" svg:height="0.7819in" draw:z-index="11"><draw:image xlink:href="Pictures/100002010000061F000002234414B6E0.png" xlink:type="simple" xlink:show="embed" xlink:actuate="onLoad"/></draw:frame><draw:frame draw:style-name="fr1" draw:name="Image13" text:anchor-type="paragraph" svg:x="-0.7335in" svg:y="4.2362in" svg:width="2.4256in" svg:height="1.4465in" draw:z-index="12"><draw:image xlink:href="Pictures/10000201000004FE00000307B22453A0.png" xlink:type="simple" xlink:show="embed" xlink:actuate="onLoad"/></draw:frame><draw:frame draw:style-name="fr1" draw:name="Image14" text:anchor-type="paragraph" svg:x="1.761in" svg:y="4.2492in" svg:width="2.2752in" svg:height="2.5272in" draw:z-index="13"><draw:image xlink:href="Pictures/10000201000002CD000003402B62E436.png" xlink:type="simple" xlink:show="embed" xlink:actuate="onLoad"/></draw:frame><draw:frame draw:style-name="fr1" draw:name="Image15" text:anchor-type="paragraph" svg:x="3.8736in" svg:y="4.3193in" svg:width="2.7665in" svg:height="3.0898in" draw:z-index="14"><draw:image xlink:href="Pictures/10000201000002BE000003358527DB32.png" xlink:type="simple" xlink:show="embed" xlink:actuate="onLoad"/></draw:frame><draw:frame draw:style-name="fr1" draw:name="Image16" text:anchor-type="paragraph" svg:x="6.2752in" svg:y="0.4563in" svg:width="1.211in" svg:height="1.1638in" draw:z-index="15"><draw:image xlink:href="Pictures/1000020100000240000002353E580F68.png" xlink:type="simple" xlink:show="embed" xlink:actuate="onLoad"/></draw:frame><draw:frame draw:style-name="fr1" draw:name="Image17" text:anchor-type="paragraph" svg:x="-0.372in" svg:y="5.6819in" svg:width="1.7783in" svg:height="1.511in" draw:z-index="16"><draw:image xlink:href="Pictures/1000020100000294000002A239C2FBBA.png" xlink:type="simple" xlink:show="embed" xlink:actuate="onLoad"/></draw:frame><draw:frame draw:style-name="fr1" draw:name="Image18" text:anchor-type="paragraph" svg:x="1.8571in" svg:y="6.7756in" svg:width="2.1091in" svg:height="1.4335in" draw:z-index="17"><draw:image xlink:href="Pictures/10000201000003140000027E5DCA0077.png" xlink:type="simple" xlink:show="embed" xlink:actuate="onLoad"/></draw:frame><draw:frame draw:style-name="fr1" draw:name="Image19" text:anchor-type="paragraph" svg:x="-0.4417in" svg:y="7.361in" svg:width="1.8472in" svg:height="1.8028in" draw:z-index="18"><draw:image xlink:href="Pictures/10000201000002E90000026490B479E9.png" xlink:type="simple" xlink:show="embed" xlink:actuate="onLoad"/></draw:frame><draw:frame draw:style-name="fr1" draw:name="Image20" text:anchor-type="paragraph" svg:x="-0.4866in" svg:y="9.15in" svg:width="2.022in" svg:height="1.0035in" draw:z-index="19"><draw:image xlink:href="Pictures/1000020100000374000001D18608F7DC.png" xlink:type="simple" xlink:show="embed" xlink:actuate="onLoad"/></draw:frame><draw:frame draw:style-name="fr1" draw:name="Image21" text:anchor-type="paragraph" svg:x="1.6272in" svg:y="8.2083in" svg:width="1.6193in" svg:height="1.0555in" draw:z-index="20"><draw:image xlink:href="Pictures/1000020100000327000002773DE84EA7.png" xlink:type="simple" xlink:show="embed" xlink:actuate="onLoad"/></draw:frame><draw:frame draw:style-name="fr1" draw:name="Image22" text:anchor-type="paragraph" svg:x="3.5591in" svg:y="7.4083in" svg:width="1.5598in" svg:height="2.7638in" draw:z-index="21"><draw:image xlink:href="Pictures/1000020100000164000002858293CF27.png" xlink:type="simple" xlink:show="embed" xlink:actuate="onLoad"/></draw:frame> 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01:33:15.607468062</meta:creation-date>
    <dc:date>2014-05-08T17:02:04.332524815</dc:date>
    <meta:editing-duration>PT14H27M25S</meta:editing-duration>
    <meta:editing-cycles>2</meta:editing-cycles>
    <meta:generator>LibreOffice/4.2.3.3$Linux_X86_64 LibreOffice_project/420m0$Build-3</meta:generator>
    <meta:print-date>2014-05-08T10:11:13.218679482</meta:print-date>
    <meta:document-statistic meta:table-count="0" meta:image-count="22" meta:object-count="0" meta:page-count="2" meta:paragraph-count="1" meta:word-count="0" meta:character-count="2" meta:non-whitespace-character-count="0"/>
  </office:meta>
</office:document-meta>
</file>